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0da0b" officeooo:paragraph-rsid="0010da0b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0da0b" officeooo:paragraph-rsid="00116cd5" style:font-size-asian="22pt" style:font-weight-asian="normal" style:font-size-complex="22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da0b" officeooo:paragraph-rsid="0010da0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10da0b" officeooo:paragraph-rsid="00116cd5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0da0b" officeooo:paragraph-rsid="0010da0b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0da0b" officeooo:paragraph-rsid="0013cf8a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2b787" officeooo:paragraph-rsid="0012b787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2b787" officeooo:paragraph-rsid="0013cf8a" style:font-size-asian="22pt" style:font-weight-asian="normal" style:font-size-complex="22pt" style:font-weight-complex="normal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da0b" officeooo:paragraph-rsid="0013cf8a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Me Prostrarei</text:span><text:tab/><text:tab/><text:span text:style-name="T1">Michelle Nascimento</text:span></text:p>
      <text:p text:style-name="P1">Se apenas o meu nome ouvir chama</text:p>
      <text:p text:style-name="P1">Para o ide do Senhor obedecer</text:p>
      <text:p text:style-name="P1">Eu me prostrarei e te servirei</text:p>
      <text:p text:style-name="P1">Mesmo eu sendo um homem fraco</text:p>
      <text:p text:style-name="P1">E pecador tu conheces meu coração Senhor</text:p>
      <text:p text:style-name="P1">E no teu altar eu me humilharei pois reconheço que sou fraco e pecador(2x)</text:p>
      <text:p text:style-name="P1"/>
      <text:p text:style-name="P1">Envia teu anjo com a brasa viva</text:p>
      <text:p text:style-name="P1">purificado serei</text:p>
      <text:p text:style-name="P1">Envia teu anjo com a brasa viva e</text:p>
      <text:p text:style-name="P1">preparado estarei</text:p>
      <text:p text:style-name="P1"/>
      <text:p text:style-name="P1">Para o teu ide Senhor(2x)</text:p>
      <text:p text:style-name="P1"><text:span text:style-name="T1"/></text:p>
      <text:p text:style-name="P7">O Senhor como tu fizeste com Isaias ó Pai venha me purificar Senhor, toca em meus labios com a brasa viva.</text:p>
      <text:p text:style-name="P7">Purifica-me, santifica-me Senhor, usa a minha vida para tua vontade usa-me Senhor eis-me aqui</text:p>
      <text:p text:style-name="P9"><text:span text:style-name="T2">Me Prostrarei</text:span><text:tab/><text:tab/><text:span text:style-name="T1">Michelle Nascimento</text:span></text:p>
      <text:p text:style-name="P6">Se apenas o meu nome ouvir chama</text:p>
      <text:p text:style-name="P6">Para o ide do Senhor obedecer</text:p>
      <text:p text:style-name="P6">Eu me prostrarei e te servirei</text:p>
      <text:p text:style-name="P6">Mesmo eu sendo um homem fraco</text:p>
      <text:p text:style-name="P6">E pecador tu conheces meu coração Senhor</text:p>
      <text:p text:style-name="P6">E no teu altar eu me humilharei pois reconheço que sou fraco e pecador(2x)</text:p>
      <text:p text:style-name="P6"/>
      <text:p text:style-name="P6">Envia teu anjo com a brasa viva</text:p>
      <text:p text:style-name="P6">purificado serei</text:p>
      <text:p text:style-name="P6">Envia teu anjo com a brasa viva e</text:p>
      <text:p text:style-name="P6">preparado estarei</text:p>
      <text:p text:style-name="P6"/>
      <text:p text:style-name="P6">Para o teu ide Senhor(2x)</text:p>
      <text:p text:style-name="P6"><text:span text:style-name="T1"/></text:p>
      <text:p text:style-name="P8">O Senhor como tu fizeste com Isaias ó Pai venha me purificar Senhor, toca em meus labios com a brasa viva.</text:p>
      <text:p text:style-name="P8">Purifica-me, santifica-me Senhor, usa a minha vida para tua vontade usa-me Senhor eis-me aq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21T13:09:12.496402677</dc:date>
    <meta:editing-cycles>15</meta:editing-cycles>
    <meta:editing-duration>PT22M49S</meta:editing-duration>
    <meta:generator>LibreOffice/5.2.4.2.1$Linux_X86_64 LibreOffice_project/20m0$Build-2</meta:generator>
    <meta:document-statistic meta:table-count="0" meta:image-count="0" meta:object-count="0" meta:page-count="1" meta:paragraph-count="28" meta:word-count="218" meta:character-count="1178" meta:non-whitespace-character-count="986"/>
  </office:meta>
</office:document-meta>
</file>